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3.106cm"/>
    </style:style>
    <style:style style:name="Tabella2.E" style:family="table-column">
      <style:table-column-properties style:column-width="2.291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76542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fo:font-size="7pt" officeooo:rsid="015c3c06" style:font-size-asian="7pt" style:font-size-complex="7pt"/>
    </style:style>
    <style:style style:name="T11" style:family="text">
      <style:text-properties fo:font-size="7pt" style:text-underline-style="none" style:font-size-asian="7pt" style:font-size-complex="7pt"/>
    </style:style>
    <style:style style:name="T12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8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text:span text:style-name="T9"> </text:span><text:span text:style-name="T9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2"><text:placeholder text:placeholder-type="text">&lt;if test='o.destination_partner_id'&gt;</text:placeholder></text:span><text:placeholder text:placeholder-type="text">&lt;get_language('DESTINATARIO', getLang())&gt;</text:placeholder><text:span text:style-name="T12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2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4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65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3"><text:placeholder text:placeholder-type="text">&lt;o.partner_id.phone&gt;</text:placeholder></text:p>
          </table:table-cell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5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7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2"><text:span text:style-name="T7"><text:placeholder text:placeholder-type="text">&lt;get_language('MEZZO', getLang())&gt;</text:placeholder></text:span><text:span text:style-name="T10">: </text:span><text:span text:style-name="T6"><text:placeholder text:placeholder-type="text">&lt;o.transportation_method_id.name or ''&gt;</text:placeholder></text:span></text:p>
            <text:p text:style-name="P6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table:number-columns-spanned="2" office:value-type="string">
            <text:p text:style-name="P49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0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6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5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4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66"><text:placeholder text:placeholder-type="text">&lt;if test="company.fsc_certified and company.fsc_from_date&lt;= o.date"&gt;</text:placeholder></text:p>
            <text:p text:style-name="P67"><text:soft-page-break/><draw:frame draw:style-name="fr2" draw:name="image:asimage(company.fsc_logo,'logo_fsc')" text:anchor-type="as-char" svg:width="1.993cm" style:rel-width="95%" svg:height="2cm" style:rel-height="scale-min" draw:z-index="2"><draw:text-box><text:p text:style-name="Frame_20_contents"/></draw:text-box></draw:frame></text:p>
            <text:p text:style-name="P68"><text:placeholder text:placeholder-type="text">&lt;/if&gt;</text:placeholder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79cm" style:rel-width="80%" svg:height="2.88cm" style:rel-height="scale-min" draw:z-index="1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0-25T11:15:51.427915390</dc:date>
    <meta:editing-duration>P6DT7H25M13S</meta:editing-duration>
    <meta:editing-cycles>897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74" meta:word-count="283" meta:character-count="3617" meta:non-whitespace-character-count="3403"/>
    <meta:user-defined meta:name="Info 1"/>
    <meta:user-defined meta:name="Info 2"/>
    <meta:user-defined meta:name="Info 3"/>
    <meta:user-defined meta:name="Info 4"/>
  </office:meta>
</office:document-meta>
</file>